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078000000EC160128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ortakal_5f_Impress_5f_Template-title">
      <style:graphic-properties draw:stroke="none" draw:fill="none" draw:fill-color="#00cc99" draw:textarea-horizontal-align="justify" draw:textarea-vertical-align="middle" draw:auto-grow-height="true" draw:auto-grow-width="false" fo:min-height="3.757cm" fo:min-width="0cm" fo:padding-top="0.133cm" fo:padding-bottom="0.133cm" fo:padding-left="0.266cm" fo:padding-right="0.266cm" fo:wrap-option="no-wrap" draw:shadow="hidden" draw:shadow-color="#808080"/>
    </style:style>
    <style:style style:name="pr2" style:family="presentation" style:parent-style-name="Portakal_5f_Impress_5f_Template-subtitle">
      <style:graphic-properties draw:stroke="none" draw:fill="none" draw:fill-color="#00cc99" draw:textarea-horizontal-align="justify" draw:textarea-vertical-align="top" draw:auto-grow-height="true" draw:auto-grow-width="false" fo:min-height="4.604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Portakal_5f_Impress_5f_Template-notes">
      <style:graphic-properties draw:fill-color="#ffffff" fo:min-height="14.278cm"/>
    </style:style>
    <style:style style:name="pr4" style:family="presentation" style:parent-style-name="Default-title">
      <style:graphic-properties draw:stroke="none" draw:fill="none" draw:fill-color="#00cc99" draw:textarea-horizontal-align="left" draw:textarea-vertical-align="middle" draw:auto-grow-height="true" draw:auto-grow-width="false" fo:min-height="2.91cm" fo:min-width="0cm" fo:padding-top="0.133cm" fo:padding-bottom="0.133cm" fo:padding-left="0.266cm" fo:padding-right="0.26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1.165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Default-notes">
      <style:graphic-properties draw:fill-color="#ffffff" fo:min-height="14.278cm"/>
    </style:style>
    <style:style style:name="pr7" style:family="presentation" style:parent-style-name="Default-title">
      <style:graphic-properties draw:fill-color="#ffffff" fo:min-height="2.926cm"/>
    </style:style>
    <style:style style:name="pr8" style:family="presentation" style:parent-style-name="Default-outline1">
      <style:graphic-properties draw:fill-color="#ffffff" draw:auto-grow-height="true" fo:min-height="11.432cm"/>
    </style:style>
    <style:style style:name="pr9" style:family="presentation" style:parent-style-name="Default-notes">
      <style:graphic-properties draw:fill-color="#ffffff" fo:min-height="14.027cm"/>
    </style:style>
    <style:style style:name="pr10" style:family="presentation" style:parent-style-name="Default-title">
      <style:graphic-properties draw:fill-color="#ffffff" draw:auto-grow-height="true" fo:min-height="3.177cm"/>
    </style:style>
    <style:style style:name="P1" style:family="paragraph">
      <style:paragraph-properties fo:margin-left="0cm" fo:margin-right="0cm" fo:text-align="center" text:enable-numbering="false" fo:text-indent="0cm"/>
      <style:text-properties fo:color="#eb613d"/>
    </style:style>
    <style:style style:name="P2" style:family="paragraph">
      <style:paragraph-properties fo:margin-left="0cm" fo:margin-right="0cm" fo:text-indent="0cm" style:writing-mode="lr-tb"/>
      <style:text-properties fo:color="#eb613d"/>
    </style:style>
    <style:style style:name="P3" style:family="paragraph">
      <style:paragraph-properties fo:margin-left="0cm" fo:margin-right="0cm" fo:margin-top="0.158cm" fo:margin-bottom="0cm" text:enable-numbering="false" fo:text-indent="0cm"/>
    </style:style>
    <style:style style:name="P4" style:family="paragraph">
      <style:paragraph-properties fo:margin-left="0cm" fo:margin-right="0cm" fo:text-indent="0cm"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.996cm" fo:margin-right="0cm" fo:margin-top="0.194cm" fo:margin-bottom="0cm" text:enable-numbering="true" fo:text-indent="-0.996cm"/>
    </style:style>
    <style:style style:name="P8" style:family="paragraph">
      <style:paragraph-properties fo:margin-left="0.996cm" fo:margin-right="0cm" fo:text-indent="-0.996cm" style:writing-mode="lr-tb"/>
    </style:style>
    <style:style style:name="P9" style:family="paragraph">
      <style:paragraph-properties fo:margin-left="0.996cm" fo:margin-right="0cm" fo:text-indent="-0.996cm"/>
    </style:style>
    <style:style style:name="P10" style:family="paragraph">
      <style:paragraph-properties fo:margin-left="2.16cm" fo:margin-right="0cm" fo:text-indent="-0.829cm"/>
    </style:style>
    <style:style style:name="P11" style:family="paragraph">
      <style:paragraph-properties fo:margin-left="3.324cm" fo:margin-right="0cm" fo:text-indent="-0.665cm"/>
    </style:style>
    <style:style style:name="T1" style:family="text">
      <style:text-properties fo:color="#eb613d" fo:font-size="26pt" fo:language="en" fo:country="GB" style:font-size-asian="26pt" style:font-size-complex="26pt"/>
    </style:style>
    <style:style style:name="T2" style:family="text">
      <style:text-properties fo:language="en" fo:country="GB"/>
    </style:style>
    <text:list-style style:name="L1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318cm"/>
        <style:text-properties fo:font-family="Tahoma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96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331cm" text:min-label-width="0.829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659cm" text:min-label-width="0.66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99cm" text:min-label-width="0.666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318cm" text:min-label-width="0.661cm"/>
        <style:text-properties fo:font-family="Tahoma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and subtitle" draw:style-name="dp1" draw:master-page-name="Portakal_5f_Impress_5f_Template" presentation:presentation-page-layout-name="AL1T0">
        <draw:frame presentation:style-name="pr1" draw:text-style-name="P2" draw:layer="layout" svg:width="21.59cm" svg:height="4.023cm" svg:x="1.905cm" svg:y="7.408cm" presentation:class="title" presentation:user-transformed="true">
          <draw:text-box>
            <text:p text:style-name="P1"><text:span text:style-name="T1">Java ve Linux</text:span></text:p>
          </draw:text-box>
        </draw:frame>
        <draw:frame presentation:style-name="pr2" draw:text-style-name="P4" draw:layer="layout" svg:width="17.78cm" svg:height="4.87cm" svg:x="4.022cm" svg:y="12.487cm" presentation:class="subtitle" presentation:user-transformed="true">
          <draw:text-box>
            <text:p text:style-name="P3"><text:span text:style-name="T2">Bora Güngören</text:span></text:p>
            <text:p text:style-name="P3"><text:span text:style-name="T2">Portakal Teknoloji</text:span></text:p>
            <text:p text:style-name="P3"><text:span text:style-name="T2"><text:a xlink:href="mailto:bora@portakalteknoloji.com">bora@portakalteknoloji.com</text:a></text:span><text:span text:style-name="T2"> </text:span></text:p>
            <text:p text:style-name="P3"><text:span text:style-name="T2">Akademik Bilişim 2006</text:span></text:p>
            <text:p text:style-name="P3"><text:span text:style-name="T2">09.02.2006</text:span></text:p>
          </draw:text-box>
        </draw:frame>
        <presentation:notes draw:style-name="dp2">
          <draw:page-thumbnail draw:style-name="gr1" draw:layer="layout" svg:width="9.999cm" svg:height="9.999cm" svg:x="0cm" svg:y="0cm" draw:page-number="1" presentation:class="page"/>
          <draw:frame presentation:style-name="pr3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Title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896cm" svg:height="3.176cm" svg:x="4.657cm" svg:y="-0.001cm" presentation:class="title" presentation:user-transformed="true">
          <draw:text-box>
            <text:p text:style-name="P6"><text:span text:style-name="T2">Sunum Planı </text:span></text:p>
          </draw:text-box>
        </draw:frame>
        <draw:frame presentation:style-name="pr5" draw:text-style-name="P8" draw:layer="layout" svg:width="23.706cm" svg:height="11.431cm" svg:x="0.847cm" svg:y="3.598cm" presentation:class="outline" presentation:user-transformed="true">
          <draw:text-box>
            <text:list text:style-name="L3">
              <text:list-item>
                <text:p text:style-name="P7"><text:span text:style-name="T2">Java Çalışma Ortamı </text:span></text:p>
              </text:list-item>
            </text:list>
            <text:list text:style-name="L3">
              <text:list-item>
                <text:p text:style-name="P7"><text:span text:style-name="T2">POSIX uyumu ve Linux</text:span></text:p>
              </text:list-item>
            </text:list>
            <text:list text:style-name="L3">
              <text:list-item>
                <text:p text:style-name="P7"><text:span text:style-name="T2">Java Toplum Süreci (JCP)</text:span></text:p>
              </text:list-item>
            </text:list>
            <text:list text:style-name="L3">
              <text:list-item>
                <text:p text:style-name="P7"><text:span text:style-name="T2">Açık kaynak kodlu Java altyapısı</text:span></text:p>
              </text:list-item>
            </text:list>
            <text:list text:style-name="L3">
              <text:list-item>
                <text:p text:style-name="P7"><text:span text:style-name="T2">Java ne zaman açık kaynak kodlu olacak?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7.639cm" svg:height="14.278cm" svg:x="2.205cm" svg:y="15.0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Çalışma Ortamı </text:p>
          </draw:text-box>
        </draw:frame>
        <draw:frame presentation:style-name="pr8" draw:text-style-name="P9" draw:layer="layout" svg:width="23.706cm" svg:height="11.432cm" svg:x="0.847cm" svg:y="3.598cm" presentation:class="outline">
          <draw:text-box>
            <text:list text:style-name="L3">
              <text:list-item>
                <text:p text:style-name="P9">Java ile uygulama geliştirmek için olsun, çalıştırmak için olsun Java Çalışma Ortamı (JRE) kurulu olması gerekir. </text:p>
              </text:list-item>
            </text:list>
            <text:list text:style-name="L3">
              <text:list-item>
                <text:list>
                  <text:list-item>
                    <text:p text:style-name="P10">JRE sizin kabukta çalıştığınızı düşünür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RE ile işletim sistemi iletişimi tamamen çevre değişkenleri ile yapılır. </text:p>
                  </text:list-item>
                </text:list>
              </text:list-item>
            </text:list>
            <text:list text:style-name="L3">
              <text:list-item>
                <text:p text:style-name="P9">JRE'nin çalışma ayarları komut satırından kendisine geçilen parametrelerle veya ayar dosyaları ile yapılabilir. </text:p>
              </text:list-item>
            </text:list>
            <text:list text:style-name="L3">
              <text:list-item>
                <text:list>
                  <text:list-item>
                    <text:p text:style-name="P10">Bu ayarlar bir kabuk programı veya bir Perl programı ile de sağlanabil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nedenle kapsamlı ayar gerektiren Java uygulamalarında açılış betiklerle sağlanır. 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3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Çalışma Ortamı </text:p>
          </draw:text-box>
        </draw:frame>
        <draw:frame presentation:style-name="pr8" draw:text-style-name="P9" draw:layer="layout" svg:width="23.706cm" svg:height="11.723cm" svg:x="0.847cm" svg:y="3.598cm" presentation:class="outline" presentation:user-transformed="true">
          <draw:text-box>
            <text:list text:style-name="L3">
              <text:list-item>
                <text:p text:style-name="P9">Java çalışma ortamı çok kanallıdır. En basit <text:s/>uygulamalar bile çok kanallı biçimde çalışır.</text:p>
              </text:list-item>
            </text:list>
            <text:list text:style-name="L3">
              <text:list-item>
                <text:list>
                  <text:list-item>
                    <text:p text:style-name="P10">Kanallar işletim sistemi tarafından sağlanan kanallara eşlen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RE işletim sisteminin iyi bir pthread uyarlaması olmasını ister. Bu nedenle bazı Java uygulamaları Linux çekirdeğindeki ara sürümlerde (örneğin Red Hat 8.0 ile gelen çekirdek) sorunlar yaşamışt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ncak günümüzdeki 2.6.x Linux çekirdekleri bu tür sorunlar içermez. </text:p>
                  </text:list-item>
                </text:list>
              </text:list-item>
            </text:list>
            <text:list text:style-name="L3">
              <text:list-item>
                <text:p text:style-name="P9">Windows çekirdeğinin kanal modeli ise pthread uyumlu değildir. </text:p>
              </text:list-item>
            </text:list>
            <text:list text:style-name="L3">
              <text:list-item>
                <text:list>
                  <text:list-item>
                    <text:p text:style-name="P10">Bu nedenle özellikle çok kanallı uygulama niteliğinde olan Java uygulamaları Linux üzerinde Windows'a göre ciddi performans artışı yaşa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4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Çalışma Ortamı 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Java'nın dosya erişim modeli UNIX modelidir. </text:p>
              </text:list-item>
            </text:list>
            <text:list text:style-name="L3">
              <text:list-item>
                <text:list>
                  <text:list-item>
                    <text:p text:style-name="P10">Dosya konumları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Dosya türleri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rişim teknikleri </text:p>
                  </text:list-item>
                </text:list>
              </text:list-item>
            </text:list>
            <text:list text:style-name="L3">
              <text:list-item>
                <text:p text:style-name="P9">Linux için olan JRE' lerin sağladığı dosya API' sinde “native” yani C ile yazılan dosya kodları bu paralellikten ciddi anlamda kazanır. </text:p>
              </text:list-item>
            </text:list>
            <text:list text:style-name="L3">
              <text:list-item>
                <text:list>
                  <text:list-item>
                    <text:p text:style-name="P10">Dosya erişim kodlarının ayrıca soket programlaması için de temel olduğunu hatırlayın. </text:p>
                  </text:list-item>
                </text:list>
              </text:list-item>
            </text:list>
            <text:list text:style-name="L3">
              <text:list-item>
                <text:p text:style-name="P9">Bu nedenle dosya erişimi yoğun olan ve ağ işlemi yapan Java uygulamaları Linux üzerinde ciddi performans artışı yaşa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5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Çalışma Ortamı 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Java'nın güvenlik modeli “kimlik” ve “izin” modeline dayalıdır. Bilgisayardaki her bir kaynak için “kimlik” ve “izin” tabanlı denetim tanımlanabilir. </text:p>
              </text:list-item>
            </text:list>
            <text:list text:style-name="L3">
              <text:list-item>
                <text:list>
                  <text:list-item>
                    <text:p text:style-name="P10">İyi bir uygulama güvenlik modelinin işletim sistemindeki modelle paralellik içinde olması gerek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inux'un sağladığı standart UNIX ve ACL modelleri temel kaynaklara erişimde gereken paralelliği sağlar.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6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2.053cm" svg:height="2.926cm" svg:x="2.5cm" svg:y="0.124cm" presentation:class="title" presentation:user-transformed="true">
          <draw:text-box>
            <text:p text:style-name="P5">POSIX uyumu ve Linux</text:p>
          </draw:text-box>
        </draw:frame>
        <draw:frame presentation:style-name="pr8" draw:text-style-name="P9" draw:layer="layout" svg:width="23.706cm" svg:height="11.432cm" svg:x="0.847cm" svg:y="3.598cm" presentation:class="outline">
          <draw:text-box>
            <text:list text:style-name="L3">
              <text:list-item>
                <text:p text:style-name="P9">Java'nın Linux'un temel mekanizmaları ile bu kadar uyumlu olması aslında şaşırtıcı değildir. </text:p>
              </text:list-item>
            </text:list>
            <text:list text:style-name="L3">
              <text:list-item>
                <text:list>
                  <text:list-item>
                    <text:p text:style-name="P10">JRE altındaki işletim sisteminin POSIX uyumlu olmasını bekler. Bu platformun ilk tasarlandığı zamandan bu yana devam eden bir terciht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inux ise POSIX'e tam uyumludur. Bu nedenle JRE'nin tüm beklentilerini karşıla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Linux'un kendi tasarımından gelen avantajları da ekleyince resim tamamlanır. </text:p>
                  </text:list-item>
                </text:list>
              </text:list-item>
            </text:list>
            <text:list text:style-name="L3">
              <text:list-item>
                <text:p text:style-name="P9">Bugün en önemli Java tabanlı uygulamaların Linux üzerinde çalışması bu nedenle şaşırtıcı olmaz. 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Toplum Süreci (JCP)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Java platformundaki her türlü geliştirme bir süredir Java Toplum Süreci (JCP) adını verdiğimiz bir ortamda yapılıyor. </text:p>
              </text:list-item>
            </text:list>
            <text:list text:style-name="L3">
              <text:list-item>
                <text:list>
                  <text:list-item>
                    <text:p text:style-name="P10">İsteyen herkes Java platformunu oluşturan bileşenlerden birisi için (örneğin Java dili) bir “özellik önerisi” ortaya atabil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 öneri yine isteklilerden oluşan bir forumda “teknik” biçimde tartışılır. Özellikle ilgi çeken isteklerin çevresinde zaten kendiliğinden güçlü bir ekip oluşu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u ekipler genelde şahısların dışında firma temsilcilerinden oluşur. <text:s/>Ancak bağımsız kişiler de (teknik tartışmalarda yetkinlikleri ile öne çıktıkça) yer alabilir.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Oluşan ekip bir spesifikasyon yazar.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Ekipten birileri bu spesifikasyon için bir referans uyarlama yazar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8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Toplum Süreci (JCP)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Java lisansı bu süreci esnek ve dinamik kılacak şekilde güncellenir. <text:s/></text:p>
              </text:list-item>
            </text:list>
            <text:list text:style-name="L3">
              <text:list-item>
                <text:list>
                  <text:list-item>
                    <text:p text:style-name="P10">Yakın zamanda çalışma ortamının içindeki bileşenlerin üzerinde araştırma ve geliştirme istekleri artmıştır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Bunun üzerine JRE modifikasyonlarına izin verilecek şekilde lisans güncellemesi yapılmışt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Orijinal Sun JRE' sini alıp, sökebilirsiniz. <text:s/>Sonra bunun bir yerine kendi modülünüzü ekleyip tekrar inşa edip test edebilirsiniz.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Bu sayede JRE seviyesi iyileştirmeler de açık bir sürece girmiştir.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9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Toplum Süreci (JCP)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Bir çok standart Java uygulama API' si bu süreçten geçerek ortaya çıkmıştır. </text:p>
              </text:list-item>
            </text:list>
            <text:list text:style-name="L3">
              <text:list-item>
                <text:list>
                  <text:list-item>
                    <text:p text:style-name="P10">Zaman zaman birden fazla referans uyarlama bile olabilir (ör: USB API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ava 5.0'daki 100'e yakın gelişmenin hepsi bu süreçten geçmişti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Java 6.0'ın neye benzeyeceği de açıkça belgelenmiş sayılır. Şu andaki açık “istek”leri inceleyebilirsiniz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0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Toplum Süreci (JCP)</text:p>
          </draw:text-box>
        </draw:frame>
        <draw:frame presentation:style-name="pr8" draw:text-style-name="P9" draw:layer="layout" svg:width="23.706cm" svg:height="11.432cm" svg:x="0.847cm" svg:y="3.598cm" presentation:class="outline" presentation:user-transformed="true">
          <draw:text-box>
            <text:list text:style-name="L3">
              <text:list-item>
                <text:p text:style-name="P9">Ancak Java üzerinde lisans ve marka hakları nedeni ile çeşitli kısıtlamalar da bulunur. </text:p>
              </text:list-item>
            </text:list>
            <text:list text:style-name="L3">
              <text:list-item>
                <text:list>
                  <text:list-item>
                    <text:p text:style-name="P10">Bu kısıtlamaların çoğu Sun JRE'nin yazılmasında kullanılan bazı tekniklere dair patentlerden kaynaklanır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Sun bu patentlerin bazıları Solaris için almıştır. Solaris'in “açılması” süreci içinde bu patentlerle ilgili kısıtlamalar da yavaş yavaş kalkmaktadır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ncak şu anda patentler nedeni ile Sun JRE'nin geliştirmesi hala Sun tarafından sürdürülmek zorundadır. <text:s/></text:p>
                  </text:list-item>
                </text:list>
              </text:list-item>
            </text:list>
            <text:list text:style-name="L3">
              <text:list-item>
                <text:p text:style-name="P9">Sun uzun vadede JRE geliştirme işini de JCP'ye devredebilir. Ancak şu anda böyle bir plan yoktu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1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layer="layout" svg:width="22.053cm" svg:height="2.926cm" svg:x="2.5cm" svg:y="0.124cm" presentation:class="title" presentation:user-transformed="true">
          <draw:text-box>
            <text:p text:style-name="P5">Açık kaynak kodlu Java altyapısı</text:p>
          </draw:text-box>
        </draw:frame>
        <draw:frame presentation:style-name="pr8" draw:text-style-name="P9" draw:layer="layout" svg:width="23.706cm" svg:height="12.067cm" svg:x="0.847cm" svg:y="3.598cm" presentation:class="outline" presentation:user-transformed="true">
          <draw:text-box>
            <text:list text:style-name="L3">
              <text:list-item>
                <text:p text:style-name="P9">Java'nın kendi özgün avantajları ve Linux ve özgür yazılım üzerindeki üstün performansı açık kaynak kodlu Java altyapılarının gelişmesini sağlamıştır. </text:p>
              </text:list-item>
            </text:list>
            <text:list text:style-name="L3">
              <text:list-item>
                <text:list>
                  <text:list-item>
                    <text:p text:style-name="P10">Bugün JRE haricinde tamamen özgür yazılım bileşenler ile kurumsal Java uygulaması geliştirebilirsiniz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Geliştirme ortamı olarak Linux üzerinde Eclipse, Ant, Junit, Cactus, vs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Uygulama çalıştırmak için Tomcat, Jonas, JBOSS, vs.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Veri tabanı sunucusu olarak MySQL, PostgreSQL, HSQLDB, vs.</text:p>
                  </text:list-item>
                </text:list>
              </text:list-item>
            </text:list>
            <text:list text:style-name="L3">
              <text:list-item>
                <text:p text:style-name="P9">Kurumsal Java uygulamaların kullanılan açık kaynak kodlu ve kritik araçların öne çıkması da göz ardı edilemez.</text:p>
              </text:list-item>
            </text:list>
            <text:list text:style-name="L3">
              <text:list-item>
                <text:list>
                  <text:list-item>
                    <text:p text:style-name="P10">Struts, Spring, Hibernate, MyFaces,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2.053cm" svg:height="2.926cm" svg:x="2.5cm" svg:y="0.124cm" presentation:class="title" presentation:user-transformed="true">
          <draw:text-box>
            <text:p text:style-name="P5">Java ne zaman açık kaynak kodlu olacak? </text:p>
          </draw:text-box>
        </draw:frame>
        <draw:frame presentation:style-name="pr8" draw:text-style-name="P9" draw:layer="layout" svg:width="23.706cm" svg:height="13.05cm" svg:x="0.847cm" svg:y="3.598cm" presentation:class="outline" presentation:user-transformed="true">
          <draw:text-box>
            <text:list text:style-name="L3">
              <text:list-item>
                <text:p text:style-name="P9">Sun tarafından Apache vakfına havale edilen Java işlerinin hacmi giderek artmaktadır. <text:s/></text:p>
              </text:list-item>
            </text:list>
            <text:list text:style-name="L3">
              <text:list-item>
                <text:list>
                  <text:list-item>
                    <text:p text:style-name="P10">Vakfın Tomcat ile başlayan Java macerası herkesin kazandığı bir biçimde devam etmektedir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En son olarak Java Server Faces referans uyarlama lisansı, vakfın MyFaces projesine destek olmak için değiştirilmiştir. <text:s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0">Ancak daha çok dikkat çeken şey vakfa bir JRE projesi verilmesidir. </text:p>
                  </text:list-item>
                </text:list>
              </text:list-item>
            </text:list>
            <text:list text:style-name="L3">
              <text:list-item>
                <text:p text:style-name="P9">Apache Vakfı Java standartlarına tam uyumlu ve özgür yazılım lisanslı bir JRE çıkartacaktır. </text:p>
              </text:list-item>
            </text:list>
            <text:list text:style-name="L3">
              <text:list-item>
                <text:list>
                  <text:list-item>
                    <text:p text:style-name="P10">Bu sayede JRE dahil açık kaynak kodlu bir Java ortamı oluşabilecektir. <text:s/></text:p>
                  </text:list-item>
                </text:list>
              </text:list-item>
            </text:list>
            <text:list text:style-name="L3">
              <text:list-item>
                <text:p text:style-name="P9">Ancak Java'nın kendisinin açık kaynak kodlu olması ayrı bir kavramdır ve bu konuda Sun'dan gelen herhangi bir söz yoktur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3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0" draw:text-style-name="P5" draw:layer="layout" svg:width="22.053cm" svg:height="3.177cm" svg:x="2.5cm" svg:y="-0.001cm" presentation:class="title">
          <draw:text-box>
            <text:p text:style-name="P5">Soru - Cevap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4" presentation:class="page"/>
          <draw:frame presentation:style-name="pr9" draw:layer="layout" svg:width="17.639cm" svg:height="14.027cm" svg:x="2.205cm" svg:y="15.0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title" style:display-name="Portakal_Impress_Template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ortakal_5f_Impress_5f_Template-subtitle" style:display-name="Portakal_Impress_Template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31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659cm"/>
          <style:tab-stop style:position="5.318cm"/>
          <style:tab-stop style:position="7.977cm"/>
          <style:tab-stop style:position="10.636cm"/>
          <style:tab-stop style:position="13.295cm"/>
          <style:tab-stop style:position="15.954cm"/>
          <style:tab-stop style:position="18.613cm"/>
          <style:tab-stop style:position="21.272cm"/>
          <style:tab-stop style:position="23.931cm"/>
          <style:tab-stop style:position="26.59cm"/>
          <style:tab-stop style:position="29.249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ortakal_5f_Impress_5f_Template-background" style:display-name="Portakal_Impress_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ortakal_5f_Impress_5f_Template-backgroundobjects" style:display-name="Portakal_Impress_Template-backgroundobjects" style:family="presentation">
      <style:graphic-properties draw:shadow="hidden" draw:shadow-offset-x="0.3cm" draw:shadow-offset-y="0.3cm" draw:shadow-color="#808080"/>
    </style:style>
    <style:style style:name="Portakal_5f_Impress_5f_Template-notes" style:display-name="Portakal_Impress_Template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Portakal_5f_Impress_5f_Template-outline1" style:display-name="Portakal_Impress_Template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96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331cm" text:min-label-width="0.829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9cm" text:min-label-width="0.66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99cm" text:min-label-width="0.666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318cm" text:min-label-width="0.661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96cm" fo:margin-right="0cm" fo:margin-top="0.194cm" fo:margin-bottom="0cm" fo:line-height="100%" fo:text-align="start" text:enable-numbering="true" fo:text-indent="0cm" style:punctuation-wrap="hanging" style:line-break="strict">
        <style:tab-stops>
          <style:tab-stop style:position="1.662cm"/>
          <style:tab-stop style:position="4.321cm"/>
          <style:tab-stop style:position="6.98cm"/>
          <style:tab-stop style:position="9.639cm"/>
          <style:tab-stop style:position="12.298cm"/>
          <style:tab-stop style:position="14.957cm"/>
          <style:tab-stop style:position="17.616cm"/>
          <style:tab-stop style:position="20.275cm"/>
          <style:tab-stop style:position="22.934cm"/>
          <style:tab-stop style:position="25.594cm"/>
          <style:tab-stop style:position="28.253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2pt" fo:font-style="normal" fo:text-shadow="none" style:text-underline-style="none" fo:font-weight="normal" style:font-family-asian="'Lucida Sans Unicode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Portakal_5f_Impress_5f_Template-outline2" style:display-name="Portakal_Impress_Template-outline2" style:family="presentation" style:parent-style-name="Portakal_5f_Impress_5f_Template-outline1">
      <style:paragraph-properties fo:margin-left="2.16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98cm"/>
          <style:tab-stop style:position="3.157cm"/>
          <style:tab-stop style:position="5.816cm"/>
          <style:tab-stop style:position="8.475cm"/>
          <style:tab-stop style:position="11.134cm"/>
          <style:tab-stop style:position="13.793cm"/>
          <style:tab-stop style:position="16.452cm"/>
          <style:tab-stop style:position="19.111cm"/>
          <style:tab-stop style:position="21.77cm"/>
          <style:tab-stop style:position="24.429cm"/>
          <style:tab-stop style:position="27.088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ortakal_5f_Impress_5f_Template-outline3" style:display-name="Portakal_Impress_Template-outline3" style:family="presentation" style:parent-style-name="Portakal_5f_Impress_5f_Template-outline2">
      <style:paragraph-properties fo:margin-left="3.324cm" fo:margin-right="0cm" fo:margin-top="0.158cm" fo:margin-bottom="0cm" fo:line-height="100%" fo:text-align="start" text:enable-numbering="true" fo:text-indent="0cm" style:punctuation-wrap="hanging" style:line-break="strict">
        <style:tab-stops>
          <style:tab-stop style:position="1.993cm"/>
          <style:tab-stop style:position="4.652cm"/>
          <style:tab-stop style:position="7.311cm"/>
          <style:tab-stop style:position="9.97cm"/>
          <style:tab-stop style:position="12.629cm"/>
          <style:tab-stop style:position="15.288cm"/>
          <style:tab-stop style:position="17.947cm"/>
          <style:tab-stop style:position="20.606cm"/>
          <style:tab-stop style:position="23.265cm"/>
          <style:tab-stop style:position="25.924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Portakal_5f_Impress_5f_Template-outline4" style:display-name="Portakal_Impress_Template-outline4" style:family="presentation" style:parent-style-name="Portakal_5f_Impress_5f_Template-outline3">
      <style:paragraph-properties fo:margin-left="4.656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61cm"/>
          <style:tab-stop style:position="3.32cm"/>
          <style:tab-stop style:position="5.979cm"/>
          <style:tab-stop style:position="8.638cm"/>
          <style:tab-stop style:position="11.297cm"/>
          <style:tab-stop style:position="13.956cm"/>
          <style:tab-stop style:position="16.615cm"/>
          <style:tab-stop style:position="19.274cm"/>
          <style:tab-stop style:position="21.933cm"/>
          <style:tab-stop style:position="24.593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5" style:display-name="Portakal_Impress_Template-outline5" style:family="presentation" style:parent-style-name="Portakal_5f_Impress_5f_Template-outline4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6" style:display-name="Portakal_Impress_Template-outline6" style:family="presentation" style:parent-style-name="Portakal_5f_Impress_5f_Template-outline5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7" style:display-name="Portakal_Impress_Template-outline7" style:family="presentation" style:parent-style-name="Portakal_5f_Impress_5f_Template-outline6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8" style:display-name="Portakal_Impress_Template-outline8" style:family="presentation" style:parent-style-name="Portakal_5f_Impress_5f_Template-outline7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Portakal_5f_Impress_5f_Template-outline9" style:display-name="Portakal_Impress_Template-outline9" style:family="presentation" style:parent-style-name="Portakal_5f_Impress_5f_Template-outline8">
      <style:paragraph-properties fo:margin-left="5.979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656cm"/>
          <style:tab-stop style:position="7.315cm"/>
          <style:tab-stop style:position="9.974cm"/>
          <style:tab-stop style:position="12.633cm"/>
          <style:tab-stop style:position="15.292cm"/>
          <style:tab-stop style:position="17.951cm"/>
          <style:tab-stop style:position="20.611cm"/>
          <style:tab-stop style:position="23.27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2.05cm" fo:page-height="31.7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height="false" fo:min-height="1.5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586cm"/>
    </style:style>
    <style:style style:name="gr3" style:family="graphic" style:parent-style-name="standard">
      <style:graphic-properties draw:stroke="none" draw:fill="solid" draw:fill-color="#eb613d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righ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left" draw:textarea-vertical-align="top" draw:auto-grow-height="false" fo:padding-top="0.133cm" fo:padding-bottom="0.133cm" fo:padding-left="0.266cm" fo:padding-right="0.266cm" fo:wrap-option="no-wrap" draw:shadow="hidden" draw:shadow-color="#808080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backgroundobjects" style:list-style-name="L3">
      <style:graphic-properties draw:stroke="none" draw:fill="none" draw:fill-color="#00cc99" draw:textarea-horizontal-align="left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00cc99" draw:textarea-horizontal-align="justify" draw:textarea-vertical-align="top" draw:auto-grow-height="false" draw:auto-grow-width="false" fo:min-height="0.848cm" fo:min-width="0cm" fo:padding-top="0.133cm" fo:padding-bottom="0.133cm" fo:padding-left="0.266cm" fo:padding-right="0.266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84cm" fo:min-width="0cm" fo:padding-top="0.133cm" fo:padding-bottom="0.133cm" fo:padding-left="0.266cm" fo:padding-right="0.266cm" fo:wrap-option="no-wrap" draw:shadow="hidden" draw:shadow-color="#808080"/>
    </style:style>
    <style:style style:name="pr6" style:family="presentation" style:parent-style-name="Portakal_5f_Impress_5f_Template-backgroundobjects">
      <style:graphic-properties draw:stroke="none" draw:fill="none" draw:fill-color="#00cc99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fo:text-align="center" text:enable-numbering="false" fo:text-indent="0cm" style:writing-mode="lr-tb"/>
      <style:text-properties fo:font-size="14pt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line-height="100%" fo:text-align="end" text:enable-numbering="false" fo:text-indent="0cm"/>
    </style:style>
    <style:style style:name="P8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Tahoma" style:font-family-generic="swiss" style:font-pitch="variable" fo:font-size="13pt" fo:language="en" fo:country="GB" style:font-size-asian="13pt" style:font-size-complex="13pt"/>
    </style:style>
    <style:style style:name="T3" style:family="text">
      <style:text-properties fo:font-family="Tahoma" style:font-family-generic="swiss" style:font-pitch="variable" fo:font-size="13pt" style:font-size-asian="13pt" style:font-size-complex="13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7.615cm" svg:height="5.711cm" svg:x="2.255cm" svg:y="4.441cm" draw:page-number="1"/>
      <draw:page-thumbnail draw:layer="backgroundobjects" svg:width="7.615cm" svg:height="5.711cm" svg:x="12.177cm" svg:y="4.441cm"/>
      <draw:page-thumbnail draw:layer="backgroundobjects" svg:width="7.615cm" svg:height="5.711cm" svg:x="2.255cm" svg:y="13.008cm"/>
      <draw:page-thumbnail draw:layer="backgroundobjects" svg:width="7.615cm" svg:height="5.711cm" svg:x="12.177cm" svg:y="13.008cm"/>
      <draw:page-thumbnail draw:layer="backgroundobjects" svg:width="7.615cm" svg:height="5.711cm" svg:x="2.255cm" svg:y="21.575cm"/>
      <draw:page-thumbnail draw:layer="backgroundobjects" svg:width="7.615cm" svg:height="5.711cm" svg:x="12.177cm" svg:y="21.575cm"/>
      <draw:frame draw:style-name="gr1" draw:text-style-name="P1" draw:layer="backgroundobjects" svg:width="9.568cm" svg:height="1.5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568cm" svg:height="1.585cm" svg:x="12.4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568cm" svg:height="1.585cm" svg:x="0cm" svg:y="30.14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568cm" svg:height="1.585cm" svg:x="12.481cm" svg:y="30.144cm" presentation:class="page-number">
        <draw:text-box>
          <text:p text:style-name="P2"><text:span text:style-name="T1"><text:page-number>&lt;numara&gt;</text:page-number></text:span></text:p>
        </draw:text-box>
      </draw:frame>
    </style:handout-master>
    <style:master-page style:name="Default" style:page-layout-name="PM1" draw:style-name="dp1">
      <draw:frame presentation:style-name="pr1" draw:layer="backgroundobjects" svg:width="22.053cm" svg:height="3.176cm" svg:x="2.5cm" svg:y="-0.001cm" presentation:class="title">
        <draw:text-box>
          <text:p text:style-name="P3">Ana başlık metnini düzenlemek için tıklayın</text:p>
        </draw:text-box>
      </draw:frame>
      <draw:frame presentation:style-name="Default-outline1" draw:layer="backgroundobjects" svg:width="23.706cm" svg:height="11.431cm" svg:x="0.847cm" svg:y="3.598cm" presentation:class="outline" presentation:placeholder="true">
        <draw:text-box/>
      </draw:frame>
      <draw:frame presentation:style-name="pr2" draw:text-style-name="P4" draw:layer="backgroundobjects" svg:width="6.153cm" svg:height="0.643cm" svg:x="0.847cm" svg:y="17.357cm" presentation:class="date-time">
        <draw:text-box>
          <text:p text:style-name="P4"><text:span text:style-name="T2"><text:a xlink:href="http://www.portakalteknoloji.com/">www.portakalteknoloji.com</text:a></text:span><text:span text:style-name="T2"> </text:span></text:p>
        </draw:text-box>
      </draw:frame>
      <draw:frame presentation:style-name="pr3" draw:text-style-name="P5" draw:layer="backgroundobjects" svg:width="8.044cm" svg:height="0.847cm" svg:x="8.678cm" svg:y="17.357cm" presentation:class="footer">
        <draw:text-box>
          <text:p text:style-name="P5"><text:span text:style-name="T2"><text:date style:data-style-name="D6" text:date-value="2006-02-08">8 February 2006</text:date></text:span></text:p>
        </draw:text-box>
      </draw:frame>
      <draw:custom-shape draw:style-name="gr3" draw:text-style-name="P6" draw:layer="backgroundobjects" svg:width="25.4cm" svg:height="0.212cm" svg:x="0cm" svg:y="3.26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3" draw:text-style-name="P6" draw:layer="backgroundobjects" svg:width="25.4cm" svg:height="0.212cm" svg:x="0cm" svg:y="16.933cm">
        <text:p text:style-name="P3"/>
        <draw:enhanced-geometry svg:viewBox="0 0 21600 21600" draw:mirror-vertical="true" draw:type="rectangle" draw:enhanced-path="M 0 0 L 21600 0 21600 21600 0 21600 0 0 Z N"/>
      </draw:custom-shape>
      <draw:custom-shape draw:style-name="gr4" draw:text-style-name="P6" draw:layer="backgroundobjects" svg:width="5.291cm" svg:height="0.846cm" svg:x="19.262cm" svg:y="17.357cm">
        <text:p text:style-name="P7"><text:span text:style-name="T3"><text:page-number>&lt;numara&gt;</text:page-number></text:span></text:p>
        <draw:enhanced-geometry svg:viewBox="0 0 21600 21600" draw:type="rectangle" draw:enhanced-path="M 0 0 L 21600 0 21600 21600 0 21600 0 0 Z N"/>
      </draw:custom-shape>
      <draw:frame presentation:style-name="pr4" draw:text-style-name="P8" draw:layer="backgroundobjects" svg:width="6.35cm" svg:height="1.277cm" svg:x="18.203cm" svg:y="17.357cm" presentation:class="page-number">
        <draw:text-box>
          <text:p text:style-name="P3"/>
        </draw:text-box>
      </draw:frame>
      <draw:frame draw:style-name="gr5" draw:text-style-name="P9" draw:layer="backgroundobjects" svg:width="1.52cm" svg:height="3cm" svg:x="0.5cm" svg:y="0.1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7.639cm" svg:height="14.277cm" svg:x="2.205cm" svg:y="15.071cm" presentation:class="notes" presentation:placeholder="true">
          <draw:text-box/>
        </draw:frame>
      </presentation:notes>
    </style:master-page>
    <style:master-page style:name="Portakal_5f_Impress_5f_Template" style:display-name="Portakal_Impress_Template" style:page-layout-name="PM1" draw:style-name="dp1">
      <draw:frame presentation:style-name="Portakal_5f_Impress_5f_Template-title" draw:layer="backgroundobjects" svg:width="21.59cm" svg:height="4.023cm" svg:x="1.905cm" svg:y="7.408cm" presentation:class="title" presentation:placeholder="true">
        <draw:text-box/>
      </draw:frame>
      <draw:frame presentation:style-name="pr5" draw:text-style-name="P10" draw:layer="backgroundobjects" svg:width="5.291cm" svg:height="1.283cm" svg:x="0.846cm" svg:y="17.357cm" presentation:class="date-time">
        <draw:text-box>
          <text:p text:style-name="P3"/>
        </draw:text-box>
      </draw:frame>
      <draw:frame presentation:style-name="pr5" draw:text-style-name="P11" draw:layer="backgroundobjects" svg:width="8.044cm" svg:height="1.283cm" svg:x="8.678cm" svg:y="17.357cm" presentation:class="footer">
        <draw:text-box>
          <text:p text:style-name="P3"/>
        </draw:text-box>
      </draw:frame>
      <draw:custom-shape draw:style-name="gr6" draw:text-style-name="P6" draw:layer="backgroundobjects" svg:width="6.985cm" svg:height="0.846cm" svg:x="17.568cm" svg:y="17.357cm">
        <text:p text:style-name="P3"/>
        <draw:enhanced-geometry svg:viewBox="0 0 21600 21600" draw:type="rectangle" draw:enhanced-path="M 0 0 L 21600 0 21600 21600 0 21600 0 0 Z N"/>
      </draw:custom-shape>
      <draw:frame presentation:style-name="pr6" draw:text-style-name="P8" draw:layer="backgroundobjects" svg:width="6.35cm" svg:height="1.277cm" svg:x="17.992cm" svg:y="17.357cm" presentation:class="page-number">
        <draw:text-box>
          <text:p text:style-name="P3"/>
        </draw:text-box>
      </draw:frame>
      <draw:frame presentation:style-name="Portakal_5f_Impress_5f_Template-outline1" draw:layer="backgroundobjects" svg:width="22.859cm" svg:height="12.572cm" svg:x="1.27cm" svg:y="4.457cm" presentation:class="outline" presentation:placeholder="true">
        <draw:text-box/>
      </draw:frame>
      <draw:frame draw:style-name="gr5" draw:text-style-name="P9" draw:layer="backgroundobjects" svg:width="3.174cm" svg:height="6.243cm" svg:x="1.5cm" svg:y="1.257cm">
        <draw:image xlink:href="Pictures/1000000000000078000000EC16012866.jpg" xlink:type="simple" xlink:show="embed" xlink:actuate="onLoad">
          <text:p text:style-name="P3"/>
        </draw:image>
      </draw:frame>
      <presentation:notes style:page-layout-name="PM0">
        <draw:page-thumbnail presentation:style-name="Portakal_5f_Impress_5f_Template-title" draw:layer="backgroundobjects" svg:width="9.999cm" svg:height="9.999cm" svg:x="0cm" svg:y="0cm" presentation:class="page"/>
        <draw:frame presentation:style-name="Portakal_5f_Impress_5f_Template-notes" draw:layer="backgroundobjects" svg:width="17.639cm" svg:height="14.277cm" svg:x="2.205cm" svg:y="15.071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
  </meta:generator>
    <meta:creation-date>2006-02-08T17:10:35</meta:creation-date>
    <dc:date>2006-02-08T19:59:54</dc:date>
    <dc:language>tr-TR</dc:language>
    <meta:editing-cycles>8</meta:editing-cycles>
    <meta:editing-duration>PT2H49M20S</meta:editing-duration>
    <meta:user-defined meta:name="Info 1"/>
    <meta:user-defined meta:name="Info 2"/>
    <meta:user-defined meta:name="Info 3"/>
    <meta:user-defined meta:name="Info 4"/>
    <meta:document-statistic meta:object-count="85"/>
  </office:meta>
</office:document-meta>
</file>